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09520" table:style-name="ce6">
            <text:p>209.520</text:p>
          </table:table-cell>
          <table:table-cell office:value-type="float" office:value="6800" table:style-name="ce6">
            <text:p>6.800</text:p>
          </table:table-cell>
          <table:table-cell office:value-type="float" office:value="216320" table:style-name="ce6">
            <text:p>216.320</text:p>
          </table:table-cell>
          <table:table-cell office:value-type="float" office:value="164820" table:style-name="ce6">
            <text:p>164.820</text:p>
          </table:table-cell>
          <table:table-cell office:value-type="percentage" office:value="0.76192677514792895" table:style-name="ce11">
            <text:p>76,2%</text:p>
          </table:table-cell>
          <table:table-cell office:value-type="float" office:value="1773" table:style-name="ce6">
            <text:p>1.773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35415" table:style-name="ce8">
            <text:p>35.415</text:p>
          </table:table-cell>
          <table:table-cell office:value-type="float" office:value="1200" table:style-name="ce8">
            <text:p>1.200</text:p>
          </table:table-cell>
          <table:table-cell office:value-type="float" office:value="36615" table:style-name="ce8">
            <text:p>36.615</text:p>
          </table:table-cell>
          <table:table-cell office:value-type="float" office:value="28316" table:style-name="ce8">
            <text:p>28.316</text:p>
          </table:table-cell>
          <table:table-cell office:value-type="percentage" office:value="0.77334425781783422" table:style-name="ce12">
            <text:p>77,3%</text:p>
          </table:table-cell>
          <table:table-cell office:value-type="float" office:value="250" table:style-name="ce8">
            <text:p>250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35420" table:style-name="ce8">
            <text:p>35.420</text:p>
          </table:table-cell>
          <table:table-cell office:value-type="float" office:value="1200" table:style-name="ce8">
            <text:p>1.200</text:p>
          </table:table-cell>
          <table:table-cell office:value-type="float" office:value="36620" table:style-name="ce8">
            <text:p>36.620</text:p>
          </table:table-cell>
          <table:table-cell office:value-type="float" office:value="34293" table:style-name="ce8">
            <text:p>34.293</text:p>
          </table:table-cell>
          <table:table-cell office:value-type="percentage" office:value="0.93645548880393226" table:style-name="ce12">
            <text:p>93,6%</text:p>
          </table:table-cell>
          <table:table-cell office:value-type="float" office:value="1285" table:style-name="ce8">
            <text:p>1.285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16740" table:style-name="ce8">
            <text:p>16.740</text:p>
          </table:table-cell>
          <table:table-cell office:value-type="float" office:value="600" table:style-name="ce8">
            <text:p>600</text:p>
          </table:table-cell>
          <table:table-cell office:value-type="float" office:value="17340" table:style-name="ce8">
            <text:p>17.340</text:p>
          </table:table-cell>
          <table:table-cell office:value-type="float" office:value="14658" table:style-name="ce8">
            <text:p>14.658</text:p>
          </table:table-cell>
          <table:table-cell office:value-type="percentage" office:value="0.84532871972318335" table:style-name="ce12">
            <text:p>84,5%</text:p>
          </table:table-cell>
          <table:table-cell office:value-type="float" office:value="164" table:style-name="ce8">
            <text:p>164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41310" table:style-name="ce8">
            <text:p>41.310</text:p>
          </table:table-cell>
          <table:table-cell office:value-type="float" office:value="1300" table:style-name="ce8">
            <text:p>1.300</text:p>
          </table:table-cell>
          <table:table-cell office:value-type="float" office:value="42610" table:style-name="ce8">
            <text:p>42.610</text:p>
          </table:table-cell>
          <table:table-cell office:value-type="float" office:value="43209" table:style-name="ce8">
            <text:p>43.209</text:p>
          </table:table-cell>
          <table:table-cell office:value-type="percentage" office:value="1.014057732926543" table:style-name="ce12">
            <text:p>101,4%</text:p>
          </table:table-cell>
          <table:table-cell office:value-type="float" office:value="339" table:style-name="ce8">
            <text:p>339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17700" table:style-name="ce8">
            <text:p>17.700</text:p>
          </table:table-cell>
          <table:table-cell office:value-type="float" office:value="500" table:style-name="ce8">
            <text:p>500</text:p>
          </table:table-cell>
          <table:table-cell office:value-type="float" office:value="18200" table:style-name="ce8">
            <text:p>18.200</text:p>
          </table:table-cell>
          <table:table-cell office:value-type="float" office:value="18967" table:style-name="ce8">
            <text:p>18.967</text:p>
          </table:table-cell>
          <table:table-cell office:value-type="percentage" office:value="1.042142857142857" table:style-name="ce12">
            <text:p>104,2%</text:p>
          </table:table-cell>
          <table:table-cell office:value-type="float" office:value="0" table:style-name="ce8">
            <text:p>0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76740" table:style-name="ce8">
            <text:p>76.740</text:p>
          </table:table-cell>
          <table:table-cell office:value-type="float" office:value="2500" table:style-name="ce8">
            <text:p>2.500</text:p>
          </table:table-cell>
          <table:table-cell office:value-type="float" office:value="79240" table:style-name="ce8">
            <text:p>79.240</text:p>
          </table:table-cell>
          <table:table-cell office:value-type="float" office:value="70885" table:style-name="ce8">
            <text:p>70.885</text:p>
          </table:table-cell>
          <table:table-cell office:value-type="percentage" office:value="0.8945608278647148" table:style-name="ce12">
            <text:p>89,5%</text:p>
          </table:table-cell>
          <table:table-cell office:value-type="float" office:value="432" table:style-name="ce8">
            <text:p>432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53100" table:style-name="ce8">
            <text:p>53.100</text:p>
          </table:table-cell>
          <table:table-cell office:value-type="float" office:value="1700" table:style-name="ce8">
            <text:p>1.700</text:p>
          </table:table-cell>
          <table:table-cell office:value-type="float" office:value="54800" table:style-name="ce8">
            <text:p>54.800</text:p>
          </table:table-cell>
          <table:table-cell office:value-type="float" office:value="43682" table:style-name="ce8">
            <text:p>43.682</text:p>
          </table:table-cell>
          <table:table-cell office:value-type="percentage" office:value="0.79711678832116784" table:style-name="ce12">
            <text:p>79,7%</text:p>
          </table:table-cell>
          <table:table-cell office:value-type="float" office:value="189" table:style-name="ce8">
            <text:p>189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180020" table:style-name="ce8">
            <text:p>180.020</text:p>
          </table:table-cell>
          <table:table-cell office:value-type="float" office:value="5800" table:style-name="ce8">
            <text:p>5.800</text:p>
          </table:table-cell>
          <table:table-cell office:value-type="float" office:value="185820" table:style-name="ce8">
            <text:p>185.820</text:p>
          </table:table-cell>
          <table:table-cell office:value-type="float" office:value="156627" table:style-name="ce8">
            <text:p>156.627</text:p>
          </table:table-cell>
          <table:table-cell office:value-type="percentage" office:value="0.84289635130771712" table:style-name="ce12">
            <text:p>84,3%</text:p>
          </table:table-cell>
          <table:table-cell office:value-type="float" office:value="432" table:style-name="ce8">
            <text:p>432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91450" table:style-name="ce8">
            <text:p>91.450</text:p>
          </table:table-cell>
          <table:table-cell office:value-type="float" office:value="2900" table:style-name="ce8">
            <text:p>2.900</text:p>
          </table:table-cell>
          <table:table-cell office:value-type="float" office:value="94350" table:style-name="ce8">
            <text:p>94.350</text:p>
          </table:table-cell>
          <table:table-cell office:value-type="float" office:value="95260" table:style-name="ce8">
            <text:p>95.260</text:p>
          </table:table-cell>
          <table:table-cell office:value-type="percentage" office:value="1.0096449390567037" table:style-name="ce12">
            <text:p>101,0%</text:p>
          </table:table-cell>
          <table:table-cell office:value-type="float" office:value="588" table:style-name="ce8">
            <text:p>588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32450" table:style-name="ce8">
            <text:p>32.450</text:p>
          </table:table-cell>
          <table:table-cell office:value-type="float" office:value="1000" table:style-name="ce8">
            <text:p>1.000</text:p>
          </table:table-cell>
          <table:table-cell office:value-type="float" office:value="33450" table:style-name="ce8">
            <text:p>33.450</text:p>
          </table:table-cell>
          <table:table-cell office:value-type="float" office:value="29125" table:style-name="ce8">
            <text:p>29.125</text:p>
          </table:table-cell>
          <table:table-cell office:value-type="percentage" office:value="0.87070254110612855" table:style-name="ce12">
            <text:p>87,1%</text:p>
          </table:table-cell>
          <table:table-cell office:value-type="float" office:value="254" table:style-name="ce8">
            <text:p>254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56080" table:style-name="ce8">
            <text:p>56.080</text:p>
          </table:table-cell>
          <table:table-cell office:value-type="float" office:value="1800" table:style-name="ce8">
            <text:p>1.800</text:p>
          </table:table-cell>
          <table:table-cell office:value-type="float" office:value="57880" table:style-name="ce8">
            <text:p>57.880</text:p>
          </table:table-cell>
          <table:table-cell office:value-type="float" office:value="57871" table:style-name="ce8">
            <text:p>57.871</text:p>
          </table:table-cell>
          <table:table-cell office:value-type="percentage" office:value="0.99984450587422258" table:style-name="ce12">
            <text:p>100,0%</text:p>
          </table:table-cell>
          <table:table-cell office:value-type="float" office:value="1191" table:style-name="ce8">
            <text:p>1.191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8840" table:style-name="ce8">
            <text:p>8.840</text:p>
          </table:table-cell>
          <table:table-cell office:value-type="float" office:value="200" table:style-name="ce8">
            <text:p>200</text:p>
          </table:table-cell>
          <table:table-cell office:value-type="float" office:value="9040" table:style-name="ce8">
            <text:p>9.040</text:p>
          </table:table-cell>
          <table:table-cell office:value-type="float" office:value="8049" table:style-name="ce8">
            <text:p>8.049</text:p>
          </table:table-cell>
          <table:table-cell office:value-type="percentage" office:value="0.89037610619469032" table:style-name="ce12">
            <text:p>89,0%</text:p>
          </table:table-cell>
          <table:table-cell office:value-type="float" office:value="44" table:style-name="ce8">
            <text:p>44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147540" table:style-name="ce8">
            <text:p>147.540</text:p>
          </table:table-cell>
          <table:table-cell office:value-type="float" office:value="4700" table:style-name="ce8">
            <text:p>4.700</text:p>
          </table:table-cell>
          <table:table-cell office:value-type="float" office:value="152240" table:style-name="ce8">
            <text:p>152.240</text:p>
          </table:table-cell>
          <table:table-cell office:value-type="float" office:value="120168" table:style-name="ce8">
            <text:p>120.168</text:p>
          </table:table-cell>
          <table:table-cell office:value-type="percentage" office:value="0.78933263268523379" table:style-name="ce12">
            <text:p>78,9%</text:p>
          </table:table-cell>
          <table:table-cell office:value-type="float" office:value="719" table:style-name="ce8">
            <text:p>719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38360" table:style-name="ce8">
            <text:p>38.360</text:p>
          </table:table-cell>
          <table:table-cell office:value-type="float" office:value="1200" table:style-name="ce8">
            <text:p>1.200</text:p>
          </table:table-cell>
          <table:table-cell office:value-type="float" office:value="39560" table:style-name="ce8">
            <text:p>39.560</text:p>
          </table:table-cell>
          <table:table-cell office:value-type="float" office:value="36730" table:style-name="ce8">
            <text:p>36.730</text:p>
          </table:table-cell>
          <table:table-cell office:value-type="percentage" office:value="0.92846309403437821" table:style-name="ce12">
            <text:p>92,8%</text:p>
          </table:table-cell>
          <table:table-cell office:value-type="float" office:value="934" table:style-name="ce8">
            <text:p>934</text:p>
          </table:table-cell>
          <table:table-cell office:value-type="date" office:date-value="2021-01-19T00:00:00" table:style-name="ce15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17700" table:style-name="ce8">
            <text:p>17.700</text:p>
          </table:table-cell>
          <table:table-cell office:value-type="float" office:value="500" table:style-name="ce8">
            <text:p>500</text:p>
          </table:table-cell>
          <table:table-cell office:value-type="float" office:value="18200" table:style-name="ce8">
            <text:p>18.200</text:p>
          </table:table-cell>
          <table:table-cell office:value-type="float" office:value="12991" table:style-name="ce8">
            <text:p>12.991</text:p>
          </table:table-cell>
          <table:table-cell office:value-type="percentage" office:value="0.71379120879120883" table:style-name="ce12">
            <text:p>71,4%</text:p>
          </table:table-cell>
          <table:table-cell office:value-type="float" office:value="299" table:style-name="ce8">
            <text:p>299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47205" table:style-name="ce8">
            <text:p>47.205</text:p>
          </table:table-cell>
          <table:table-cell office:value-type="float" office:value="1400" table:style-name="ce8">
            <text:p>1.400</text:p>
          </table:table-cell>
          <table:table-cell office:value-type="float" office:value="48605" table:style-name="ce8">
            <text:p>48.605</text:p>
          </table:table-cell>
          <table:table-cell office:value-type="float" office:value="28069" table:style-name="ce8">
            <text:p>28.069</text:p>
          </table:table-cell>
          <table:table-cell office:value-type="percentage" office:value="0.57749202756918017" table:style-name="ce12">
            <text:p>57,7%</text:p>
          </table:table-cell>
          <table:table-cell office:value-type="float" office:value="390" table:style-name="ce8">
            <text:p>390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200" table:style-name="ce8">
            <text:p>200</text:p>
          </table:table-cell>
          <table:table-cell office:value-type="float" office:value="1205" table:style-name="ce8">
            <text:p>1.205</text:p>
          </table:table-cell>
          <table:table-cell office:value-type="float" office:value="1080" table:style-name="ce8">
            <text:p>1.080</text:p>
          </table:table-cell>
          <table:table-cell office:value-type="percentage" office:value="0.89626556016597514" table:style-name="ce12">
            <text:p>89,6%</text:p>
          </table:table-cell>
          <table:table-cell office:value-type="float" office:value="29" table:style-name="ce8">
            <text:p>29</text:p>
          </table:table-cell>
          <table:table-cell office:value-type="date" office:date-value="2021-01-18T00:00:00" table:style-name="ce15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200" table:style-name="ce8">
            <text:p>200</text:p>
          </table:table-cell>
          <table:table-cell office:value-type="float" office:value="1205" table:style-name="ce8">
            <text:p>1.205</text:p>
          </table:table-cell>
          <table:table-cell office:value-type="float" office:value="1297" table:style-name="ce8">
            <text:p>1.297</text:p>
          </table:table-cell>
          <table:table-cell office:value-type="percentage" office:value="1.0763485477178423" table:style-name="ce12">
            <text:p>107,6%</text:p>
          </table:table-cell>
          <table:table-cell office:value-type="float" office:value="29" table:style-name="ce8">
            <text:p>29</text:p>
          </table:table-cell>
          <table:table-cell office:value-type="date" office:date-value="2021-01-18T00:00:00" table:style-name="ce16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107600" table:style-name="ce10">
            <text:p>1.107.600</text:p>
          </table:table-cell>
          <table:table-cell office:value-type="float" office:value="35700" table:style-name="ce10">
            <text:p>35.700</text:p>
          </table:table-cell>
          <table:table-cell office:value-type="float" office:value="1143300" table:style-name="ce10">
            <text:p>1.143.300</text:p>
          </table:table-cell>
          <table:table-cell office:value-type="float" office:value="966097" table:style-name="ce10">
            <text:p>966.097</text:p>
          </table:table-cell>
          <table:table-cell office:value-type="percentage" office:value="0.84500743461908512" table:style-name="ce13">
            <text:p>84,5%</text:p>
          </table:table-cell>
          <table:table-cell office:value-type="float" office:value="9341" table:style-name="ce10">
            <text:p>9.341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9T16:12:04Z</dc:date>
  </office:meta>
</office:document-meta>
</file>